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5.863cm" style:rel-column-width="21845*"/>
    </style:style>
    <style:style style:name="Tabla1.A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0pt" officeooo:rsid="0018d3ae" officeooo:paragraph-rsid="0018d3ae" style:font-size-asian="8.75pt" style:font-size-complex="10pt"/>
    </style:style>
    <style:style style:name="P2" style:family="paragraph" style:parent-style-name="Standard">
      <style:text-properties officeooo:rsid="0018d3ae" officeooo:paragraph-rsid="0018d3ae"/>
    </style:style>
    <style:style style:name="P3" style:family="paragraph" style:parent-style-name="Standard">
      <style:text-properties officeooo:rsid="0018d3ae" officeooo:paragraph-rsid="001d25f0"/>
    </style:style>
    <style:style style:name="P4" style:family="paragraph" style:parent-style-name="Standard">
      <style:text-properties officeooo:rsid="0018d3ae" officeooo:paragraph-rsid="001e7f69"/>
    </style:style>
    <style:style style:name="P5" style:family="paragraph" style:parent-style-name="Standard">
      <style:text-properties officeooo:rsid="0018d3ae" officeooo:paragraph-rsid="001ecc16"/>
    </style:style>
    <style:style style:name="P6" style:family="paragraph" style:parent-style-name="Standard">
      <style:text-properties officeooo:rsid="0018d3ae" officeooo:paragraph-rsid="0020a2f1"/>
    </style:style>
    <style:style style:name="P7" style:family="paragraph" style:parent-style-name="Standard">
      <style:paragraph-properties fo:text-align="center" style:justify-single-word="false"/>
      <style:text-properties officeooo:rsid="0018d3ae" officeooo:paragraph-rsid="001ecc16"/>
    </style:style>
    <style:style style:name="P8" style:family="paragraph" style:parent-style-name="Standard">
      <style:text-properties officeooo:rsid="0018d3ae" officeooo:paragraph-rsid="0021fd1c"/>
    </style:style>
    <style:style style:name="P9" style:family="paragraph" style:parent-style-name="Standard">
      <style:text-properties fo:font-weight="bold" officeooo:rsid="0018d3ae" officeooo:paragraph-rsid="001ecc16" style:font-weight-asian="bold" style:font-weight-complex="bold"/>
    </style:style>
    <style:style style:name="P10" style:family="paragraph" style:parent-style-name="Standard">
      <style:text-properties fo:font-weight="bold" officeooo:rsid="001ecc16" officeooo:paragraph-rsid="001ecc16" style:font-weight-asian="bold" style:font-weight-complex="bold"/>
    </style:style>
    <style:style style:name="P11" style:family="paragraph" style:parent-style-name="Table_20_Contents">
      <style:text-properties officeooo:rsid="0020a2f1" officeooo:paragraph-rsid="0020a2f1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0a2f1" officeooo:paragraph-rsid="0020a2f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tyle="italic" fo:font-weight="bold" officeooo:rsid="0018d3ae" officeooo:paragraph-rsid="0018d3ae" style:font-style-asian="italic" style:font-weight-asian="bold" style:font-style-complex="italic" style:font-weight-complex="bold"/>
    </style:style>
    <style:style style:name="P14" style:family="paragraph" style:parent-style-name="Table_20_Contents">
      <style:text-properties officeooo:rsid="0021fd1c" officeooo:paragraph-rsid="0021fd1c"/>
    </style:style>
    <style:style style:name="P15" style:family="paragraph" style:parent-style-name="Table_20_Contents">
      <style:text-properties officeooo:rsid="00227bf6" officeooo:paragraph-rsid="00227bf6"/>
    </style:style>
    <style:style style:name="T1" style:family="text">
      <style:text-properties officeooo:rsid="001d25f0"/>
    </style:style>
    <style:style style:name="T2" style:family="text">
      <style:text-properties officeooo:rsid="001eb5df"/>
    </style:style>
    <style:style style:name="T3" style:family="text">
      <style:text-properties officeooo:rsid="001ecc1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cc16" style:font-weight-asian="bold" style:font-weight-complex="bold"/>
    </style:style>
    <style:style style:name="T6" style:family="text">
      <style:text-properties officeooo:rsid="0021fd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NOTAS DAVID :</text:span></text:p>
      <text:p text:style-name="P5">Exclusivos de Administradores:*</text:p>
      <text:p text:style-name="P3">Empleados – <text:span text:style-name="T2">Administradores… lo tienen todos pero por funcionamiento</text:span></text:p>
      <text:p text:style-name="P3">Aplicaciones - <text:span text:style-name="T2">Admin</text:span></text:p>
      <text:p text:style-name="P3">Depuración de Datos - <text:span text:style-name="T2">Administradores</text:span></text:p>
      <text:p text:style-name="P3">Ajustes - <text:span text:style-name="T2">Admin</text:span></text:p>
      <text:p text:style-name="P2"/>
      <text:p text:style-name="P2">Generales: **</text:p>
      <text:p text:style-name="P3">Eventos</text:p>
      <text:p text:style-name="P3">Calendario</text:p>
      <text:p text:style-name="P3">Documentos – <text:span text:style-name="T2">Todos lo usan </text:span></text:p>
      <text:p text:style-name="P3">Proyecto – <text:span text:style-name="T2">Nadie lo usa .. solo administradores</text:span></text:p>
      <text:p text:style-name="P3">Conversaciones</text:p>
      <text:p text:style-name="P3">Notas </text:p>
      <text:p text:style-name="P3">Tiempo Personal – <text:span text:style-name="T2">Nadie lo usa</text:span></text:p>
      <text:p text:style-name="P3">Servicio de Asistencia – <text:span text:style-name="T2">Todos , pero no todos lo usan. <text:s/>A ciertas instancias. Mesa de ayuda para tienda multiproducto… <text:s/>tickets de productos / para adminsitrar los coordinadores de productos.</text:span></text:p>
      <text:p text:style-name="P3">Contactos </text:p>
      <text:p text:style-name="P3"/>
      <text:p text:style-name="P2"><text:span text:style-name="T2">**</text:span>Ventas <text:s/>- <text:span text:style-name="T2">Todos tienen acceso … primer linea todos </text:span></text:p>
      <text:p text:style-name="P2"><text:span text:style-name="T2">**</text:span>Inventario – <text:span text:style-name="T2">Todos lo usan y acceden … </text:span></text:p>
      <text:p text:style-name="P2"><text:span text:style-name="T2">**</text:span>Compra – <text:span text:style-name="T2">Proveduría , coorinadores operativos en las tiendas y coordinadores comerciales</text:span></text:p>
      <text:p text:style-name="P2"><text:span text:style-name="T2">*</text:span>Punto de Venta – <text:span text:style-name="T2">Asesores de ventas / mostrador/administrativa y contabilidad (Norma- Procesos) </text:span></text:p>
      <text:p text:style-name="P2">CRM – <text:span text:style-name="T2">Marlen y Linda … </text:span></text:p>
      <text:p text:style-name="P2"><text:span text:style-name="T2">**</text:span>Contabilidad - <text:span text:style-name="T2">Todos</text:span></text:p>
      <text:p text:style-name="P2">Gastos – <text:span text:style-name="T2">Todos . Para viajes y comprobar gastos etc</text:span></text:p>
      <text:p text:style-name="P4"/>
      <text:p text:style-name="P4"/>
      <text:p text:style-name="P2">Sitio web – <text:span text:style-name="T2">Admin y Linda</text:span></text:p>
      <text:p text:style-name="P3">Automatización de <text:span text:style-name="T1">marketing – </text:span><text:span text:style-name="T2">Linda – Marlen desarrollador de negocios</text:span></text:p>
      <text:p text:style-name="P3">Marketing por correo – <text:span text:style-name="T2">NO -</text:span></text:p>
      <text:p text:style-name="P3"/>
      <text:p text:style-name="P2"/>
      <text:p text:style-name="P2"/>
      <text:p text:style-name="P4">flota<text:span text:style-name="T2">s – practicamente , los que registran gastos de los carros, jhovany lo administra o agustin y en las tiendas el gerente y el coordinador de operaciones.</text:span></text:p>
      <text:p text:style-name="P2">Código de barras – <text:span text:style-name="T2">Para cuando vas a utilizar una lectora, para configurar. -Admin? <text:s/>A la gente que usa lectoras <text:s/>como se usan? </text:span></text:p>
      <text:p text:style-name="P2">Fabricación – <text:span text:style-name="T2">Administradores Sistema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<text:span text:style-name="T3">CLASIFICACIÓN </text:span><text:span text:style-name="T6">DE MODULOS</text:span><text:span text:style-name="T3"> POR USUARIOS :</text:span></text:p>
      <text:p text:style-name="P5"><text:span text:style-name="T4"/></text:p>
      <text:p text:style-name="P5"><text:span text:style-name="T4">Generales </text:span><text:span text:style-name="T5">Todos</text:span><text:span text:style-name="T4">: *</text:span></text:p>
      <text:p text:style-name="P6">Ventas <text:s/></text:p>
      <text:p text:style-name="P6">Inventario <text:span text:style-name="T2"><text:s/></text:span></text:p>
      <text:p text:style-name="P6">Contabilidad </text:p>
      <text:p text:style-name="P6">Contactos /<text:span text:style-name="T3">Empleados – por funcionalidad </text:span></text:p>
      <text:p text:style-name="P6">Gastos </text:p>
      <text:p text:style-name="P6">Calendario</text:p>
      <text:p text:style-name="P5">Documentos</text:p>
      <text:p text:style-name="P5">Conversaciones</text:p>
      <text:p text:style-name="P5">Notas </text:p>
      <text:p text:style-name="P5"/>
      <text:p text:style-name="P10">De uso especifico: °</text:p>
      <text:p text:style-name="P5">Fabricación – </text:p>
      <text:p text:style-name="P5">Compra – </text:p>
      <text:p text:style-name="P5">Punto de Venta – </text:p>
      <text:p text:style-name="P5">Servicio de Asistencia – </text:p>
      <text:p text:style-name="P5"><text:span text:style-name="T3">F</text:span>lota<text:span text:style-name="T2">s – </text:span></text:p>
      <text:p text:style-name="P5">Código de barras – </text:p>
      <text:p text:style-name="P5"/>
      <text:p text:style-name="P10">Marketing: °°</text:p>
      <text:p text:style-name="P5">Eventos-</text:p>
      <text:p text:style-name="P5">CRM – </text:p>
      <text:p text:style-name="P5">Sitio web –</text:p>
      <text:p text:style-name="P5">Automatización de <text:span text:style-name="T1">marketing </text:span></text:p>
      <text:p text:style-name="P5">Marketing por correo – </text:p>
      <text:p text:style-name="P5"/>
      <text:p text:style-name="P5"/>
      <text:p text:style-name="P10">Nadie los usa: **</text:p>
      <text:p text:style-name="P5">Proyecto – </text:p>
      <text:p text:style-name="P5">Tiempo Personal – </text:p>
      <text:p text:style-name="P5"/>
      <text:p text:style-name="P5"/>
      <text:p text:style-name="P9">Exclusivos de Administradores:*<text:span text:style-name="T3">**</text:span></text:p>
      <text:p text:style-name="P5">Empleados – </text:p>
      <text:p text:style-name="P5">Aplicaciones - </text:p>
      <text:p text:style-name="P5">Depuración de Datos - </text:p>
      <text:p text:style-name="P5">Ajustes – </text:p>
      <text:p text:style-name="P5">Fabricación – </text:p>
      <text:p text:style-name="P5"/>
      <text:p text:style-name="P5"/>
      <text:p text:style-name="P5"/>
      <text:p text:style-name="P5"/>
      <text:p text:style-name="P5"/>
      <text:p text:style-name="P5"/>
      <text:p text:style-name="P6"/>
      <table:table table:name="Tabla1" table:style-name="Tabla1">
        <table:table-column table:style-name="Tabla1.A" table:number-columns-repeated="3"/>
        <text:soft-page-break/>
        <table:table-row>
          <table:table-cell table:style-name="Tabla1.A1" table:number-columns-spanned="3" office:value-type="string">
            <text:p text:style-name="P13">RELACIÓN GENERAL DE CURSOS POR MODULO Y/O VIDEOS ÚTILE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2">Modulo </text:p>
          </table:table-cell>
          <table:table-cell table:style-name="Tabla1.A2" office:value-type="string">
            <text:p text:style-name="P12">Curso Odoo Involucrado</text:p>
          </table:table-cell>
          <table:table-cell table:style-name="Tabla1.C2" office:value-type="string">
            <text:p text:style-name="P12">Sugerencia de apoyo</text:p>
          </table:table-cell>
        </table:table-row>
        <table:table-row>
          <table:table-cell table:style-name="Tabla1.A2" office:value-type="string">
            <text:p text:style-name="P6">Ventas </text:p>
          </table:table-cell>
          <table:table-cell table:style-name="Tabla1.A2" office:value-type="string">
            <text:p text:style-name="P15">Sales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Inventario <text:span text:style-name="T2"><text:s/></text:span></text:p>
          </table:table-cell>
          <table:table-cell table:style-name="Tabla1.A2" office:value-type="string">
            <text:p text:style-name="P15">*Inventory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Contabilidad </text:p>
          </table:table-cell>
          <table:table-cell table:style-name="Tabla1.A2" office:value-type="string">
            <text:p text:style-name="P15">*Accounting and Invoicing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Contactos /<text:span text:style-name="T3">Empleados</text:span></text:p>
          </table:table-cell>
          <table:table-cell table:style-name="Tabla1.A2" office:value-type="string">
            <text:p text:style-name="P15">Getting Started/ Using odoo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Gastos 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Calendario</text:p>
          </table:table-cell>
          <table:table-cell table:style-name="Tabla1.A2" office:value-type="string">
            <text:p text:style-name="P15">Getting Started/ using Odoo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Documentos</text:p>
          </table:table-cell>
          <table:table-cell table:style-name="Tabla1.A2" office:value-type="string">
            <text:p text:style-name="P15">Documents 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Conversaciones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Notas 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Compra</text:p>
          </table:table-cell>
          <table:table-cell table:style-name="Tabla1.A2" office:value-type="string">
            <text:p text:style-name="P15">*Purchase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Punto de Venta</text:p>
          </table:table-cell>
          <table:table-cell table:style-name="Tabla1.A2" office:value-type="string">
            <text:p text:style-name="P15">Point of Sale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Servicio de Asistencia 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<text:span text:style-name="T3">F</text:span>lota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Código de barras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1">Fabricación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4">Proyecto</text:p>
          </table:table-cell>
          <table:table-cell table:style-name="Tabla1.A2" office:value-type="string">
            <text:p text:style-name="P15">*Proyect &amp; Timesheets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4">Tiempo Personal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4">Eventos</text:p>
          </table:table-cell>
          <table:table-cell table:style-name="Tabla1.A2" office:value-type="string">
            <text:p text:style-name="P15">*Events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4">CRM</text:p>
          </table:table-cell>
          <table:table-cell table:style-name="Tabla1.A2" office:value-type="string">
            <text:p text:style-name="P15">*CRM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4">Sitio web</text:p>
          </table:table-cell>
          <table:table-cell table:style-name="Tabla1.A2" office:value-type="string">
            <text:p text:style-name="P15">WebSite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4">Automatización de marketing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4">Marketing por correo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</table:table>
      <text:p text:style-name="P2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officeooo:rsid="0018d3ae" officeooo:paragraph-rsid="0018d3ae" style:font-size-asian="8.75pt" style:font-size-complex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107"/>Preguntas y respuestas – Cursos funcionales Odo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2:49:33.821263772</meta:creation-date>
    <dc:date>2023-02-22T14:44:48.603805341</dc:date>
    <meta:editing-duration>PT1H55M11S</meta:editing-duration>
    <meta:editing-cycles>9</meta:editing-cycles>
    <meta:generator>LibreOffice/7.4.4.2$Linux_X86_64 LibreOffice_project/40$Build-2</meta:generator>
    <meta:document-statistic meta:table-count="1" meta:image-count="0" meta:object-count="0" meta:page-count="3" meta:paragraph-count="101" meta:word-count="351" meta:character-count="2579" meta:non-whitespace-character-count="2143"/>
  </office:meta>
</office:document-meta>
</file>